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0cm"/>
    </style:style>
    <style:style style:name="gr2" style:family="graphic" style:parent-style-name="objectwithoutfill">
      <style:graphic-properties svg:stroke-width="0.2cm" svg:stroke-color="#8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66pt" style:font-size-asian="66pt" style:font-size-complex="66pt"/>
    </style:style>
    <style:style style:name="P3" style:family="paragraph">
      <style:text-properties style:font-size-asian="18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6.822cm" svg:height="1.086cm" svg:x="7.2cm" svg:y="1.8cm">
          <draw:text-box>
            <text:p>あみだをかんせいしよう</text:p>
          </draw:text-box>
        </draw:frame>
        <draw:line draw:style-name="gr2" draw:text-style-name="P1" draw:layer="layout" svg:x1="14.8cm" svg:y1="7.4cm" svg:x2="14.8cm" svg:y2="21.4cm">
          <text:p/>
        </draw:line>
        <draw:line draw:style-name="gr2" draw:text-style-name="P1" draw:layer="layout" svg:x1="6cm" svg:y1="7.5cm" svg:x2="6cm" svg:y2="21.5cm">
          <text:p/>
        </draw:line>
        <draw:line draw:style-name="gr2" draw:text-style-name="P1" draw:layer="layout" svg:x1="10.3cm" svg:y1="7.4cm" svg:x2="10.3cm" svg:y2="21.4cm">
          <text:p/>
        </draw:line>
        <draw:frame draw:style-name="gr3" draw:text-style-name="P2" draw:layer="layout" svg:width="10.865cm" svg:height="2.855cm" svg:x="4.7cm" svg:y="4.6cm">
          <draw:text-box>
            <text:p><text:span text:style-name="T1">1 <text:s text:c="4"/>2 <text:s text:c="4"/>3</text:span></text:p>
          </draw:text-box>
        </draw:frame>
        <draw:frame draw:style-name="gr3" draw:text-style-name="P2" draw:layer="layout" svg:width="10.865cm" svg:height="2.855cm" svg:x="4.8cm" svg:y="22.245cm">
          <draw:text-box>
            <text:p><text:span text:style-name="T1">3 <text:s text:c="4"/>2 <text:s text:c="4"/>1</text:span></text:p>
          </draw:text-box>
        </draw:frame>
      </draw:page>
      <draw:page draw:name="page2" draw:style-name="dp1" draw:master-page-name="標準">
        <draw:frame draw:style-name="gr1" draw:text-style-name="P3" draw:layer="layout" svg:width="6.822cm" svg:height="1.086cm" svg:x="7.2cm" svg:y="1.8cm">
          <draw:text-box>
            <text:p><text:span text:style-name="T2">あみだをかんせいしよう</text:span></text:p>
          </draw:text-box>
        </draw:frame>
        <draw:line draw:style-name="gr2" draw:text-style-name="P1" draw:layer="layout" svg:x1="16.3cm" svg:y1="7.6cm" svg:x2="16.3cm" svg:y2="21.6cm">
          <text:p/>
        </draw:line>
        <draw:line draw:style-name="gr2" draw:text-style-name="P1" draw:layer="layout" svg:x1="4.9cm" svg:y1="7.6cm" svg:x2="4.9cm" svg:y2="21.6cm">
          <text:p/>
        </draw:line>
        <draw:line draw:style-name="gr2" draw:text-style-name="P1" draw:layer="layout" svg:x1="12.7cm" svg:y1="7.6cm" svg:x2="12.7cm" svg:y2="21.6cm">
          <text:p/>
        </draw:line>
        <draw:frame draw:style-name="gr3" draw:text-style-name="P2" draw:layer="layout" svg:width="15.25cm" svg:height="2.855cm" svg:x="3.1cm" svg:y="4.445cm">
          <draw:text-box>
            <text:p><text:span text:style-name="T1">1 <text:s text:c="4"/>2 <text:s text:c="4"/>3</text:span><text:span text:style-name="T1">　　</text:span><text:span text:style-name="T1">4</text:span></text:p>
          </draw:text-box>
        </draw:frame>
        <draw:frame draw:style-name="gr3" draw:text-style-name="P2" draw:layer="layout" svg:width="14.751cm" svg:height="2.855cm" svg:x="3.549cm" svg:y="22.4cm">
          <draw:text-box>
            <text:p><text:span text:style-name="T1">4 <text:s text:c="3"/>3 <text:s text:c="4"/>2 <text:s text:c="4"/>1</text:span></text:p>
          </draw:text-box>
        </draw:frame>
        <draw:line draw:style-name="gr2" draw:text-style-name="P1" draw:layer="layout" svg:x1="8.7cm" svg:y1="7.6cm" svg:x2="8.7cm" svg:y2="21.6cm">
          <text:p/>
        </draw:line>
      </draw:page>
      <draw:page draw:name="page3" draw:style-name="dp1" draw:master-page-name="標準">
        <draw:frame draw:style-name="gr1" draw:text-style-name="P3" draw:layer="layout" svg:width="6.822cm" svg:height="1.086cm" svg:x="7.2cm" svg:y="1.8cm">
          <draw:text-box>
            <text:p><text:span text:style-name="T2">あみだをかんせいしよう</text:span></text:p>
          </draw:text-box>
        </draw:frame>
        <draw:line draw:style-name="gr2" draw:text-style-name="P1" draw:layer="layout" svg:x1="11.092cm" svg:y1="7.4cm" svg:x2="11.092cm" svg:y2="21.4cm">
          <text:p/>
        </draw:line>
        <draw:line draw:style-name="gr2" draw:text-style-name="P1" draw:layer="layout" svg:x1="3.7cm" svg:y1="7.5cm" svg:x2="3.7cm" svg:y2="21.5cm">
          <text:p/>
        </draw:line>
        <draw:line draw:style-name="gr2" draw:text-style-name="P1" draw:layer="layout" svg:x1="7.312cm" svg:y1="7.4cm" svg:x2="7.312cm" svg:y2="21.4cm">
          <text:p/>
        </draw:line>
        <draw:frame draw:style-name="gr3" draw:text-style-name="P2" draw:layer="layout" svg:width="16.047cm" svg:height="2.855cm" svg:x="2.435cm" svg:y="4.645cm">
          <draw:text-box>
            <text:p><text:span text:style-name="T1">1 <text:s text:c="3"/>2 <text:s text:c="3"/>3 <text:s text:c="2"/>4 <text:s text:c="2"/>5</text:span></text:p>
          </draw:text-box>
        </draw:frame>
        <draw:frame draw:style-name="gr3" draw:text-style-name="P2" draw:layer="layout" svg:width="16.695cm" svg:height="2.855cm" svg:x="2.9cm" svg:y="22.2cm">
          <draw:text-box>
            <text:p><text:span text:style-name="T1">5 <text:s text:c="3"/>4 <text:s text:c="2"/>3 <text:s text:c="3"/>2 <text:s text:c="3"/>1</text:span></text:p>
          </draw:text-box>
        </draw:frame>
        <draw:line draw:style-name="gr2" draw:text-style-name="P1" draw:layer="layout" svg:x1="14.788cm" svg:y1="7.4cm" svg:x2="14.788cm" svg:y2="21.4cm">
          <text:p/>
        </draw:line>
        <draw:line draw:style-name="gr2" draw:text-style-name="P1" draw:layer="layout" svg:x1="18.4cm" svg:y1="7.3cm" svg:x2="18.4cm" svg:y2="21.3cm">
          <text:p/>
        </draw:line>
      </draw:page>
      <draw:page draw:name="page4" draw:style-name="dp1" draw:master-page-name="標準">
        <draw:frame draw:style-name="gr1" draw:text-style-name="P3" draw:layer="layout" svg:width="6.822cm" svg:height="1.086cm" svg:x="7.2cm" svg:y="1.8cm">
          <draw:text-box>
            <text:p><text:span text:style-name="T2">あみだをかんせいしよう</text:span></text:p>
          </draw:text-box>
        </draw:frame>
        <draw:line draw:style-name="gr2" draw:text-style-name="P1" draw:layer="layout" svg:x1="9.238cm" svg:y1="7.4cm" svg:x2="9.238cm" svg:y2="21.4cm">
          <text:p/>
        </draw:line>
        <draw:line draw:style-name="gr2" draw:text-style-name="P1" draw:layer="layout" svg:x1="2.6cm" svg:y1="7.5cm" svg:x2="2.6cm" svg:y2="21.5cm">
          <text:p/>
        </draw:line>
        <draw:line draw:style-name="gr2" draw:text-style-name="P1" draw:layer="layout" svg:x1="5.843cm" svg:y1="7.4cm" svg:x2="5.843cm" svg:y2="21.4cm">
          <text:p/>
        </draw:line>
        <draw:frame draw:style-name="gr3" draw:text-style-name="P2" draw:layer="layout" svg:width="17.99cm" svg:height="2.855cm" svg:x="1.9cm" svg:y="4.645cm">
          <draw:text-box>
            <text:p><text:span text:style-name="T1">1 <text:s text:c="2"/>2 <text:s text:c="2"/>3 <text:s text:c="2"/>4 <text:s text:c="2"/>5 <text:s text:c="2"/>6</text:span></text:p>
          </draw:text-box>
        </draw:frame>
        <draw:frame draw:style-name="gr3" draw:text-style-name="P2" draw:layer="layout" svg:width="17.99cm" svg:height="2.855cm" svg:x="2.01cm" svg:y="21.945cm">
          <draw:text-box>
            <text:p><text:span text:style-name="T1">6 <text:s text:c="2"/>5 <text:s text:c="2"/>4 <text:s text:c="2"/>3 <text:s text:c="2"/>2 <text:s text:c="2"/>1</text:span></text:p>
          </draw:text-box>
        </draw:frame>
        <draw:line draw:style-name="gr2" draw:text-style-name="P1" draw:layer="layout" svg:x1="12.557cm" svg:y1="7.4cm" svg:x2="12.557cm" svg:y2="21.4cm">
          <text:p/>
        </draw:line>
        <draw:line draw:style-name="gr2" draw:text-style-name="P1" draw:layer="layout" svg:x1="15.8cm" svg:y1="7.3cm" svg:x2="15.8cm" svg:y2="21.3cm">
          <text:p/>
        </draw:line>
        <draw:line draw:style-name="gr2" draw:text-style-name="P1" draw:layer="layout" svg:x1="18.9cm" svg:y1="7.3cm" svg:x2="18.9cm" svg:y2="21.3cm">
          <text:p/>
        </draw:line>
      </draw:page>
      <draw:page draw:name="page5" draw:style-name="dp1" draw:master-page-name="標準">
        <draw:frame draw:style-name="gr1" draw:text-style-name="P3" draw:layer="layout" svg:width="6.822cm" svg:height="1.086cm" svg:x="7.2cm" svg:y="1.8cm">
          <draw:text-box>
            <text:p><text:span text:style-name="T2">あみだをかんせいしよう</text:span></text:p>
          </draw:text-box>
        </draw:frame>
        <draw:line draw:style-name="gr2" draw:text-style-name="P1" draw:layer="layout" svg:x1="11.092cm" svg:y1="7.4cm" svg:x2="11.092cm" svg:y2="21.4cm">
          <text:p/>
        </draw:line>
        <draw:line draw:style-name="gr2" draw:text-style-name="P1" draw:layer="layout" svg:x1="3.7cm" svg:y1="7.5cm" svg:x2="3.7cm" svg:y2="21.5cm">
          <text:p/>
        </draw:line>
        <draw:line draw:style-name="gr2" draw:text-style-name="P1" draw:layer="layout" svg:x1="7.312cm" svg:y1="7.4cm" svg:x2="7.312cm" svg:y2="21.4cm">
          <text:p/>
        </draw:line>
        <draw:frame draw:style-name="gr3" draw:text-style-name="P2" draw:layer="layout" svg:width="16.047cm" svg:height="2.855cm" svg:x="2.435cm" svg:y="4.645cm">
          <draw:text-box>
            <text:p><text:span text:style-name="T1">1 <text:s text:c="3"/>2 <text:s text:c="3"/>3 <text:s text:c="2"/>4 <text:s text:c="2"/>5</text:span></text:p>
          </draw:text-box>
        </draw:frame>
        <draw:frame draw:style-name="gr3" draw:text-style-name="P2" draw:layer="layout" svg:width="16.695cm" svg:height="2.855cm" svg:x="2.9cm" svg:y="22.2cm">
          <draw:text-box>
            <text:p><text:span text:style-name="T1">5 <text:s text:c="3"/>2 <text:s text:c="3"/>3 <text:s text:c="3"/>4 <text:s text:c="2"/>1</text:span></text:p>
          </draw:text-box>
        </draw:frame>
        <draw:line draw:style-name="gr2" draw:text-style-name="P1" draw:layer="layout" svg:x1="14.788cm" svg:y1="7.4cm" svg:x2="14.788cm" svg:y2="21.4cm">
          <text:p/>
        </draw:line>
        <draw:line draw:style-name="gr2" draw:text-style-name="P1" draw:layer="layout" svg:x1="18.4cm" svg:y1="7.3cm" svg:x2="18.4cm" svg:y2="21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22T09:09:41.55</meta:creation-date>
    <meta:print-date>2015-06-22T09:39:37.39</meta:print-date>
    <dc:date>2015-06-22T09:39:44.42</dc:date>
    <meta:editing-duration>PT3M42S</meta:editing-duration>
    <meta:editing-cycles>2</meta:editing-cycles>
    <meta:generator>LibreOffice/3.4$Win32 LibreOffice_project/340m1$Build-203</meta:generator>
    <meta:document-statistic meta:object-count="38"/>
  </office:meta>
</office:document-meta>
</file>